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5178" officeooo:paragraph-rsid="001e5178"/>
    </style:style>
    <style:style style:name="P2" style:family="paragraph" style:parent-style-name="Standard">
      <style:paragraph-properties fo:text-align="center" style:justify-single-word="false"/>
      <style:text-properties fo:font-size="28pt" style:text-underline-style="solid" style:text-underline-width="auto" style:text-underline-color="font-color" fo:font-weight="bold" officeooo:rsid="001e5178" officeooo:paragraph-rsid="001e5178" style:font-size-asian="28pt" style:font-weight-asian="bold" style:font-size-complex="2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e5178" officeooo:paragraph-rsid="001e5178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e5178" officeooo:paragraph-rsid="001fc8d5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e5178" officeooo:paragraph-rsid="00218ada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18ada" officeooo:paragraph-rsid="00218ada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bold" officeooo:rsid="001e5178" officeooo:paragraph-rsid="001fc8d5" style:font-size-asian="13pt" style:font-weight-asian="bold" style:font-size-complex="13pt" style:font-weight-complex="bold"/>
    </style:style>
    <style:style style:name="T1" style:family="text">
      <style:text-properties officeooo:rsid="001fc8d5"/>
    </style:style>
    <style:style style:name="T2" style:family="text">
      <style:text-properties officeooo:rsid="00218ada"/>
    </style:style>
    <style:style style:name="T3" style:family="text">
      <style:text-properties officeooo:rsid="002259b9"/>
    </style:style>
    <style:style style:name="T4" style:family="text">
      <style:text-properties officeooo:rsid="0029204b"/>
    </style:style>
    <style:style style:name="T5" style:family="text">
      <style:text-properties officeooo:rsid="002a011c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13pt" fo:font-weight="bold" style:font-size-asian="13pt" style:font-weight-asian="bold" style:font-size-complex="13pt" style:font-weight-complex="bold"/>
    </style:style>
    <style:style style:name="T8" style:family="text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fc8d5" style:font-weight-asian="bold" style:font-weight-complex="bold"/>
    </style:style>
    <style:style style:name="T11" style:family="text">
      <style:text-properties fo:font-weight="bold" officeooo:rsid="00218ada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bold" style:font-size-asian="12pt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style:text-underline-style="solid" style:text-underline-width="auto" style:text-underline-color="font-color" fo:font-weight="bold" officeooo:rsid="001fc8d5" style:font-weight-asian="bold" style:font-weight-complex="bold"/>
    </style:style>
    <style:style style:name="T15" style:family="text">
      <style:text-properties style:text-underline-style="solid" style:text-underline-width="auto" style:text-underline-color="font-color" fo:font-weight="bold" officeooo:rsid="00218ada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3">Alumno:</text:span> Monier Tomas</text:p>
      <text:p text:style-name="P1"><text:span text:style-name="T13">Curso:</text:span> 5ºC</text:p>
      <text:p text:style-name="P1"/>
      <text:p text:style-name="P2">PROYECTO TRIMESTRAL</text:p>
      <text:p text:style-name="P2">HTML+CSS+JS</text:p>
      <text:p text:style-name="P2"/>
      <text:p text:style-name="P3"><text:span text:style-name="T12">- Idea principal del proytecto:</text:span> Pagina informativa e interactiva del colegio ITS Villada</text:p>
      <text:p text:style-name="P3"/>
      <text:p text:style-name="P4"><text:span text:style-name="T13">- Objetivo:</text:span> Crear una pagina web HTML, utilizando <text:span text:style-name="T4">como recursos </text:span>CCS y JavaScript, en la cual se muestren los datos principales de la institucion de manera simple tanto para los alumnos y sus padres como para los nuevos visitantes que esten interesados en inscribirse en el Villada. <text:span text:style-name="T5">Tambien se pondra a disposicion un campus virtual donde los la institucion y los docentes podran comunicarse con el alumnado.</text:span></text:p>
      <text:p text:style-name="P4"><text:span text:style-name="T1">Todo el proyecto constara de un sitio web divido en dos partes:</text:span></text:p>
      <text:p text:style-name="P4"><text:span text:style-name="T1"><text:tab/>- Una parte infomativa donde los nuevos visitantes encuentren la informacion necesaria para <text:tab/>aclarar sus dudas y poder contactarse con la institucion. Ademas, si quieren podran empezar <text:tab/>desde aquí el proceso de inscripcion de nuevos alumnos para el siguiente ciclo lectivo</text:span></text:p>
      <text:p text:style-name="P4"><text:tab/>- <text:span text:style-name="T1">Otra parte interactiva, lo que seria una especie de campus virtual, donde alumnos y <text:tab/>docentes puedan interactuar y asi mejorar la comunicación entre ellos para una educacion <text:tab/>mas fluida</text:span></text:p>
      <text:p text:style-name="P4"/>
      <text:p text:style-name="P7">- <text:span text:style-name="T1">Ideas de secciones planteadas:</text:span></text:p>
      <text:p text:style-name="P4"><text:tab/><text:span text:style-name="T13">- </text:span><text:span text:style-name="T14">Ventana Principal:</text:span><text:span text:style-name="T1"> Se mostraran los datos mas relevantes, las ultimas novedades y los accesos a las otras secciones</text:span></text:p>
      <text:p text:style-name="P4"><text:tab/><text:span text:style-name="T13">- </text:span><text:span text:style-name="T15">Seccion Informativa:</text:span><text:span text:style-name="T2"> Conjunto de paginas que ofrezcan de manera simple y efectiva la mayor cantidad de infomacion disponible del colegio a los nuevos visitantes</text:span></text:p>
      <text:p text:style-name="P6"><text:tab/><text:span text:style-name="T13">- Seccion de Inscripcion:</text:span> <text:span text:style-name="T3">Paginas que permitan el inicio del proceso de inscripcion de un nuevo alumno. Estas permiten la introduccion de informacion, especificada por la institucion, mediante cuestionarios para permitir la inscripcion</text:span></text:p>
      <text:p text:style-name="P4"><text:tab/><text:span text:style-name="T13">- </text:span><text:span text:style-name="T14">Seccion alumnos y docentes (campus virtual):</text:span><text:span text:style-name="T1"> Consiste en toda un area de paginas supervisada por los responsables de la pagina y los docentes para la transmicion de tareas, eventos o comunicados a todo el alumnado. Ademas, los alumnos podran comunicarles sus dudas a los docentes en cualquier momento</text:span></text:p>
      <text:p text:style-name="P5"><text:tab/><text:span text:style-name="T13">- </text:span><text:span text:style-name="T15">Seccion de Contacto:</text:span><text:span text:style-name="T2"> Aqui los visitantes podran encontran los recursos necesarios para poder comunicarse con la institucion por los medios disponibles o para ubicar en el mapa a la escuel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5T17:47:53.055544547</meta:creation-date>
    <dc:date>2017-09-25T18:52:10.953034809</dc:date>
    <meta:editing-duration>PT33M39S</meta:editing-duration>
    <meta:editing-cycles>19</meta:editing-cycles>
    <meta:generator>LibreOffice/5.1.6.2$Linux_X86_64 LibreOffice_project/10m0$Build-2</meta:generator>
    <meta:document-statistic meta:table-count="0" meta:image-count="0" meta:object-count="0" meta:page-count="1" meta:paragraph-count="15" meta:word-count="333" meta:character-count="2122" meta:non-whitespace-character-count="1793"/>
  </office:meta>
</office:document-meta>
</file>